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f969" officeooo:paragraph-rsid="0001f969"/>
    </style:style>
    <style:style style:name="P2" style:family="paragraph" style:parent-style-name="Standard">
      <style:text-properties style:text-underline-style="solid" style:text-underline-width="auto" style:text-underline-color="font-color" officeooo:rsid="0001f969" officeooo:paragraph-rsid="0001f969"/>
    </style:style>
    <style:style style:name="P3" style:family="paragraph" style:parent-style-name="Standard">
      <style:text-properties style:text-underline-style="solid" style:text-underline-width="auto" style:text-underline-color="font-color" officeooo:rsid="00078888" officeooo:paragraph-rsid="00078888"/>
    </style:style>
    <style:style style:name="P4" style:family="paragraph" style:parent-style-name="Standard">
      <style:text-properties style:text-underline-style="solid" style:text-underline-width="auto" style:text-underline-color="font-color" officeooo:rsid="000d3fc3" officeooo:paragraph-rsid="000d3fc3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1f969" officeooo:paragraph-rsid="0001f969" style:font-weight-asian="bold" style:font-weight-complex="bold"/>
    </style:style>
    <style:style style:name="P6" style:family="paragraph" style:parent-style-name="Standard" style:list-style-name="L1">
      <style:text-properties style:text-underline-style="none" officeooo:rsid="0001f969" officeooo:paragraph-rsid="0001f969"/>
    </style:style>
    <style:style style:name="P7" style:family="paragraph" style:parent-style-name="Standard">
      <style:text-properties officeooo:rsid="00058dd3" officeooo:paragraph-rsid="00058dd3"/>
    </style:style>
    <style:style style:name="P8" style:family="paragraph" style:parent-style-name="Standard">
      <style:text-properties officeooo:rsid="00058dd3" officeooo:paragraph-rsid="00092e46"/>
    </style:style>
    <style:style style:name="P9" style:family="paragraph" style:parent-style-name="Standard" style:list-style-name="L3">
      <style:text-properties officeooo:rsid="0007109b" officeooo:paragraph-rsid="0007109b"/>
    </style:style>
    <style:style style:name="P10" style:family="paragraph" style:parent-style-name="Standard" style:list-style-name="L3">
      <style:text-properties officeooo:rsid="0007109b" officeooo:paragraph-rsid="00092e46"/>
    </style:style>
    <style:style style:name="P11" style:family="paragraph" style:parent-style-name="Standard">
      <style:text-properties officeooo:rsid="0007109b" officeooo:paragraph-rsid="0007109b"/>
    </style:style>
    <style:style style:name="P12" style:family="paragraph" style:parent-style-name="Standard" style:list-style-name="L3">
      <style:text-properties officeooo:rsid="00078888" officeooo:paragraph-rsid="00078888"/>
    </style:style>
    <style:style style:name="P13" style:family="paragraph" style:parent-style-name="Standard">
      <style:text-properties officeooo:rsid="0009cb45" officeooo:paragraph-rsid="0009cb45"/>
    </style:style>
    <style:style style:name="T1" style:family="text">
      <style:text-properties officeooo:rsid="0007109b"/>
    </style:style>
    <style:style style:name="T2" style:family="text">
      <style:text-properties officeooo:rsid="00078888"/>
    </style:style>
    <style:style style:name="T3" style:family="text">
      <style:text-properties officeooo:rsid="00092e46"/>
    </style:style>
    <style:style style:name="T4" style:family="text">
      <style:text-properties officeooo:rsid="0009cb45"/>
    </style:style>
    <style:style style:name="T5" style:family="text">
      <style:text-properties officeooo:rsid="000aec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naissance métiers</text:p>
      <text:p text:style-name="P5">Annonce</text:p>
      <text:p text:style-name="P11"/>
      <text:p text:style-name="P11">Ingénieur Informatique Gestion de Projet (H/F)</text:p>
      <text:p text:style-name="P11"/>
      <text:p text:style-name="P2">Présentation de l'entreprise </text:p>
      <text:p text:style-name="P1">Alehontre Incorporation</text:p>
      <text:p text:style-name="P1"/>
      <text:p text:style-name="P3">Description du poste</text:p>
      <text:p text:style-name="P7"/>
      <text:p text:style-name="P8">En tant qu'ingénieur informatique spécialisé<text:span text:style-name="T1">(e)</text:span> dans la gestion de projet, vous travaille<text:span text:style-name="T3">re</text:span>z chez l'un de nos clients <text:span text:style-name="T1">et serez chargé(e), en étroite collaboration avec ce dernier, des missions suivantes :</text:span></text:p>
      <text:list xml:id="list7168299848876966545" text:style-name="L3">
        <text:list-item>
          <text:p text:style-name="P9">Élaboration <text:span text:style-name="T3">et gestion </text:span>du planning du projet,</text:p>
        </text:list-item>
        <text:list-item>
          <text:p text:style-name="P10"><text:span text:style-name="T3">Conduite</text:span> du projet : Organisation, pilotage et coordination,</text:p>
        </text:list-item>
        <text:list-item>
          <text:p text:style-name="P9">Analyse des écarts <text:span text:style-name="T2">au fur et à mesure de l'avancement,</text:span></text:p>
        </text:list-item>
        <text:list-item>
          <text:p text:style-name="P12"><text:span text:style-name="T3">Respect du</text:span> planning prévisionnel en terme de coût, délais <text:span text:style-name="T4">et</text:span> qualité.<text:tab/></text:p>
        </text:list-item>
      </text:list>
      <text:p text:style-name="P1"/>
      <text:p text:style-name="P2">Profil recherché</text:p>
      <text:p text:style-name="P1"/>
      <text:p text:style-name="P13"><text:span text:style-name="T5">Issu d'une formation supérieure dans le domaine de l'informatique (</text:span>diplôme d'ingénieur <text:s/>ou équivalent Bac +5<text:span text:style-name="T5">)</text:span>, vous <text:span text:style-name="T5">justifiez d'</text:span>une expérience d'au moins 3 ans dans <text:span text:style-name="T5">la gestion de projet</text:span>. </text:p>
      <text:p text:style-name="P2"/>
      <text:p text:style-name="P4">+ Motivations</text:p>
      <text:list xml:id="list72376234278563037" text:style-name="L1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4:50:36.006517109</meta:creation-date>
    <dc:date>2014-09-15T16:40:58.220745187</dc:date>
    <meta:editing-duration>PT1H46M20S</meta:editing-duration>
    <meta:editing-cycles>10</meta:editing-cycles>
    <meta:generator>LibreOffice/4.2.6.3$Linux_x86 LibreOffice_project/420m0$Build-3</meta:generator>
    <meta:document-statistic meta:table-count="0" meta:image-count="0" meta:object-count="0" meta:page-count="1" meta:paragraph-count="14" meta:word-count="119" meta:character-count="798" meta:non-whitespace-character-count="693"/>
  </office:meta>
</office:document-meta>
</file>